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2pt" officeooo:rsid="00156bcf" officeooo:paragraph-rsid="00068a0d" style:font-size-asian="10.5pt" style:font-size-complex="12pt"/>
    </style:style>
    <style:style style:name="P2" style:family="paragraph" style:parent-style-name="Standard">
      <style:text-properties fo:font-size="16pt" officeooo:rsid="00156bcf" officeooo:paragraph-rsid="00068a0d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 2</text:p>
      <text:p text:style-name="P2"/>
      <text:p text:style-name="P1">1. Which field of the customers table is the primary key?</text:p>
      <text:p text:style-name="P1"><text:tab/>---&gt; Primary key should have the unique values in the table so cnum is the primary key.</text:p>
      <text:p text:style-name="P1"/>
      <text:p text:style-name="P1">2. What is the fourth column of the customers table?</text:p>
      <text:p text:style-name="P1"><text:tab/>---&gt; Rating</text:p>
      <text:p text:style-name="P1"/>
      <text:p text:style-name="P1">3. What is the another word for row? For column?</text:p>
      <text:p text:style-name="P1"><text:tab/>---&gt;Another word for row is tupil and for column is attributes.</text:p>
      <text:p text:style-name="P1"/>
      <text:p text:style-name="P1">4. Why is not possible to see the first five rows of a table?</text:p>
      <text:p text:style-name="P1"><text:tab/>---&gt;The storing structure in the RDBMs is not continuous like that is in file.</text:p>
      <text:p text:style-name="P1"><text:tab/> <text:s text:c="6"/>Here every row is considered as the file and stored at the discontinuous</text:p>
      <text:p text:style-name="P1"><text:tab/> <text:s text:c="6"/>memory locations,. Hence it is not possible to see first five rows of the table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21:59:16.983291316</meta:creation-date>
    <meta:generator>LibreOffice/7.3.7.2$Linux_X86_64 LibreOffice_project/30$Build-2</meta:generator>
    <dc:date>2023-09-13T21:59:57.052858869</dc:date>
    <meta:editing-duration>PT40S</meta:editing-duration>
    <meta:editing-cycles>1</meta:editing-cycles>
    <meta:document-statistic meta:table-count="0" meta:image-count="0" meta:object-count="0" meta:page-count="1" meta:paragraph-count="11" meta:word-count="123" meta:character-count="641" meta:non-whitespace-character-count="513"/>
  </office:meta>
</office:document-meta>
</file>